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 Premier Pro" svg:font-family="'Garamond Premier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5049in" fo:margin-left="0in" table:align="left" style:may-break-between-rows="false"/>
    </style:style>
    <style:style style:name="Table1.A" style:family="table-column">
      <style:table-column-properties style:column-width="3.0194in"/>
    </style:style>
    <style:style style:name="Table1.B" style:family="table-column">
      <style:table-column-properties style:column-width="4.4854in"/>
    </style:style>
    <style:style style:name="Table1.1" style:family="table-row">
      <style:table-row-properties style:row-height="1.4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.078in" fo:margin-right="1.2618in" fo:text-indent="0in" style:auto-text-indent="false" text:number-lines="false" text:line-number="0"/>
    </style:style>
    <style:style style:name="P2" style:family="paragraph" style:parent-style-name="Standard">
      <style:text-properties officeooo:rsid="00175fed" officeooo:paragraph-rsid="00175fed"/>
    </style:style>
    <style:style style:name="P3" style:family="paragraph" style:parent-style-name="Table_20_Contents">
      <style:paragraph-properties fo:margin-left="0.0756in" fo:margin-right="0.2161in" fo:text-indent="0in" style:auto-text-indent="false" text:number-lines="false" text:line-number="0"/>
      <style:text-properties style:font-name="Garamond Premier Pro" fo:font-size="16pt" officeooo:rsid="00175fed" officeooo:paragraph-rsid="0018941c" style:font-size-asian="16pt" style:font-size-complex="16pt"/>
    </style:style>
    <style:style style:name="P4" style:family="paragraph" style:parent-style-name="Table_20_Contents">
      <style:paragraph-properties fo:margin-left="0.0756in" fo:margin-right="0.2161in" fo:text-indent="0in" style:auto-text-indent="false" text:number-lines="false" text:line-number="0"/>
      <style:text-properties style:font-name="Garamond Premier Pro" fo:font-size="16pt" officeooo:rsid="00175fed" officeooo:paragraph-rsid="00175fed" style:font-size-asian="16pt" style:font-size-complex="16pt"/>
    </style:style>
    <style:style style:name="T1" style:family="text">
      <style:text-properties officeooo:rsid="0018941c"/>
    </style:style>
    <style:style style:name="T2" style:family="text">
      <style:text-properties officeooo:rsid="001ae2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9"/></text:p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7"/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7"/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7"/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7"/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7"/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☐ Good Behavior <text:s/>☐ Bad Behavior <text:s text:c="2"/>☐ <text:span text:style-name="T1">Sm Udder</text:span></text:p>
            <text:p text:style-name="P3">☐ Nice Fleece <text:s text:c="3"/>☐ <text:span text:style-name="T1">Long Fleece <text:s text:c="3"/></text:span>☐ <text:span text:style-name="T1">Short Fleece</text:span></text:p>
            <text:p text:style-name="P3">☐ <text:span text:style-name="T1">Very Crimpy</text:span> <text:s/>☐ <text:span text:style-name="T1">Low Crimp</text:span> <text:s/></text:p>
            <text:p text:style-name="P3">☐ Sticky Fleece <text:s/>☐ Grey Fleece <text:s text:c="7"/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 Premier Pro" svg:font-family="'Garamond Premier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8:00:06.524302000</meta:creation-date>
    <meta:print-date>2014-04-05T11:22:49.558704000</meta:print-date>
    <dc:date>2015-04-14T13:41:30.415075000</dc:date>
    <meta:editing-duration>PT7M45S</meta:editing-duration>
    <meta:editing-cycles>3</meta:editing-cycles>
    <meta:generator>LibreOffice/4.4.1.2$MacOSX_X86_64 LibreOffice_project/45e2de17089c24a1fa810c8f975a7171ba4cd432</meta:generator>
    <meta:document-statistic meta:table-count="1" meta:image-count="0" meta:object-count="0" meta:page-count="2" meta:paragraph-count="28" meta:word-count="210" meta:character-count="1108" meta:non-whitespace-character-count="777"/>
  </office:meta>
</office:document-meta>
</file>